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learning Overview</text:p>
          </draw:text-box>
        </draw:frame>
        <draw:frame presentation:style-name="pr2" draw:text-style-name="P1" draw:layer="layout" svg:width="24.639cm" svg:height="12.661cm" svg:x="1.4cm" svg:y="4.373cm" presentation:class="subtitle" presentation:user-transformed="true">
          <draw:text-box>
            <text:p text:style-name="P1">- Q-Learning is a machine learning technique that selects the optimal policy for any given Markov decision process</text:p>
            <text:p text:style-name="P1">- The algorithm is trained over a body of test data to obtain the optimal policy</text:p>
            <text:p text:style-name="P1">- <text:s/>It is composed of an agent, a set of states and a set of actions per state.</text:p>
            <text:p text:style-name="P1">- In the learning phase, the algorithm performs simple value iteration updating to make corrections based on new inform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 with Grammar Inferencer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s the q-learning algorithm was being written and tested, it became apparent that grammatical inferencing is not a finite markov process – and thus the algorithm wouldn't work</text:p>
              </text:list-item>
              <text:list-item>
                <text:p>Instead, I implemented a standalone q-learning algorithm but unrelated to the inferen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soner's Dilemma and Resul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risoner's Dilemma is a logic puzzle that can be solved with q learn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7T09:42:12</meta:creation-date>
    <dc:date>2014-08-07T11:39:06</dc:date>
    <meta:editing-duration>PT1H41M43S</meta:editing-duration>
    <meta:editing-cycles>1</meta:editing-cycles>
    <meta:document-statistic meta:object-count="45"/>
    <meta:generator>LibreOffice/3.5$Linux_x86 LibreOffice_project/350m1$Build-2</meta:generator>
  </office:meta>
</office:document-meta>
</file>